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1.0236in"/>
    </style:style>
    <style:style style:name="co10" style:family="table-column">
      <style:table-column-properties fo:break-before="auto" style:column-width="1.0819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0.2252in"/>
    </style:style>
    <style:style style:name="co13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39"/>
        <table:table-column table:style-name="co12" table:default-cell-style-name="ce27"/>
        <table:table-column table:style-name="co13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Badge.Team partition calculator</text:p>
          </table:table-cell>
          <table:table-cell table:style-name="ce12"/>
          <table:table-cell table:style-name="ce22" table:number-columns-repeated="6"/>
          <table:table-cell table:style-name="ce12" table:number-columns-repeated="62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Bornhack 2024</text:p>
          </table:table-cell>
          <table:table-cell table:style-name="ce14"/>
          <table:table-cell table:style-name="ce30" table:number-columns-repeated="6"/>
          <table:table-cell table:style-name="ce14" table:number-columns-repeated="62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5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1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Offset (hex)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(hex)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1024" calcext:value-type="float">
            <text:p>1024</text:p>
          </table:table-cell>
          <table:table-cell table:number-columns-repeated="2"/>
          <table:table-cell table:formula="of:=[.F6]*4096" office:value-type="float" office:value="4194304" calcext:value-type="float">
            <text:p>4194304</text:p>
          </table:table-cell>
          <table:table-cell table:formula="of:=[.I6]/1024" office:value-type="float" office:value="4096" calcext:value-type="float">
            <text:p>4096</text:p>
          </table:table-cell>
          <table:table-cell table:formula="of:=DEC2HEX([.I6])" office:value-type="string" office:string-value="400000" calcext:value-type="string">
            <text:p>400000</text:p>
          </table:table-cell>
          <table:table-cell table:style-name="ce27" table:formula="of:=[.J6]/1024" office:value-type="float" office:value="4" calcext:value-type="float">
            <text:p>4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1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9000," calcext:value-type="string">
            <text:p>0x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[.D8]*4096" office:value-type="float" office:value="32768" calcext:value-type="float">
            <text:p>32768</text:p>
          </table:table-cell>
          <table:table-cell table:formula="of:=[.I8]/1024" office:value-type="float" office:value="32" calcext:value-type="float">
            <text:p>32</text:p>
          </table:table-cell>
          <table:table-cell table:formula="of:=DEC2HEX([.I8])" office:value-type="string" office:string-value="8000" calcext:value-type="string">
            <text:p>8000</text:p>
          </table:table-cell>
          <table:table-cell table:formula="of:=[.J8]/1024" office:value-type="float" office:value="0.03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D000," calcext:value-type="string">
            <text:p>0x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F000," calcext:value-type="string">
            <text:p>0x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1015" calcext:value-type="float">
            <text:p>1015</text:p>
          </table:table-cell>
          <table:table-cell table:formula="of:=[.G8]+([.D8]*4096)" office:value-type="float" office:value="32768" calcext:value-type="float">
            <text:p>32768</text:p>
          </table:table-cell>
          <table:table-cell table:formula="of:=DEC2HEX([.G10])" office:value-type="string" office:string-value="8000" calcext:value-type="string">
            <text:p>8000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I10]/1024" office:value-type="float" office:value="4" calcext:value-type="float">
            <text:p>4</text:p>
          </table:table-cell>
          <table:table-cell table:formula="of:=DEC2HEX([.I10])" office:value-type="string" office:string-value="1000" calcext:value-type="string">
            <text:p>1000</text:p>
          </table:table-cell>
          <table:table-cell table:formula="of:=[.J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10000," calcext:value-type="string">
            <text:p>0x10000,</text:p>
          </table:table-cell>
          <table:table-cell table:style-name="ce8" table:formula="of:=[.D18]*4 &amp; &quot;K,&quot;" office:value-type="string" office:string-value="1792K," calcext:value-type="string">
            <text:p>17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1D0000," calcext:value-type="string">
            <text:p>0x1D0000,</text:p>
          </table:table-cell>
          <table:table-cell table:style-name="ce8" table:formula="of:=[.D20]*4 &amp; &quot;K,&quot;" office:value-type="string" office:string-value="1792K," calcext:value-type="string">
            <text:p>17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1011" calcext:value-type="float">
            <text:p>1011</text:p>
          </table:table-cell>
          <table:table-cell table:formula="of:=[.G10]+([.D10]*4096)" office:value-type="float" office:value="36864" calcext:value-type="float">
            <text:p>36864</text:p>
          </table:table-cell>
          <table:table-cell table:formula="of:=DEC2HEX([.G12])" office:value-type="string" office:string-value="9000" calcext:value-type="string">
            <text:p>90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I12]/1024" office:value-type="float" office:value="16" calcext:value-type="float">
            <text:p>16</text:p>
          </table:table-cell>
          <table:table-cell table:formula="of:=DEC2HEX([.I12])" office:value-type="string" office:string-value="4000" calcext:value-type="string">
            <text:p>4000</text:p>
          </table:table-cell>
          <table:table-cell table:formula="of:=[.J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2]) &amp; &quot;,&quot;" office:value-type="string" office:string-value="0x390000," calcext:value-type="string">
            <text:p>0x390000,</text:p>
          </table:table-cell>
          <table:table-cell table:style-name="ce8" table:formula="of:=[.D22]*4 &amp; &quot;K,&quot;" office:value-type="string" office:string-value="448K," calcext:value-type="string">
            <text:p>4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4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1009" calcext:value-type="float">
            <text:p>1009</text:p>
          </table:table-cell>
          <table:table-cell table:formula="of:=[.G12]+([.D12]*4096)" office:value-type="float" office:value="53248" calcext:value-type="float">
            <text:p>53248</text:p>
          </table:table-cell>
          <table:table-cell table:formula="of:=DEC2HEX([.G14])" office:value-type="string" office:string-value="D000" calcext:value-type="string">
            <text:p>D000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I14]/1024" office:value-type="float" office:value="8" calcext:value-type="float">
            <text:p>8</text:p>
          </table:table-cell>
          <table:table-cell table:formula="of:=DEC2HEX([.I14])" office:value-type="string" office:string-value="2000" calcext:value-type="string">
            <text:p>2000</text:p>
          </table:table-cell>
          <table:table-cell table:formula="of:=[.J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4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1008" calcext:value-type="float">
            <text:p>1008</text:p>
          </table:table-cell>
          <table:table-cell table:formula="of:=[.G14]+([.D14]*4096)" office:value-type="float" office:value="61440" calcext:value-type="float">
            <text:p>61440</text:p>
          </table:table-cell>
          <table:table-cell table:formula="of:=DEC2HEX([.G16])" office:value-type="string" office:string-value="F000" calcext:value-type="string">
            <text:p>F000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I16]/1024" office:value-type="float" office:value="4" calcext:value-type="float">
            <text:p>4</text:p>
          </table:table-cell>
          <table:table-cell table:formula="of:=DEC2HEX([.I16])" office:value-type="string" office:string-value="1000" calcext:value-type="string">
            <text:p>1000</text:p>
          </table:table-cell>
          <table:table-cell table:formula="of:=[.J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4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448" calcext:value-type="float">
            <text:p>448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560" calcext:value-type="float">
            <text:p>560</text:p>
          </table:table-cell>
          <table:table-cell table:formula="of:=[.G16]+([.D16]*4096)" office:value-type="float" office:value="65536" calcext:value-type="float">
            <text:p>65536</text:p>
          </table:table-cell>
          <table:table-cell table:formula="of:=DEC2HEX([.G18])" office:value-type="string" office:string-value="10000" calcext:value-type="string">
            <text:p>10000</text:p>
          </table:table-cell>
          <table:table-cell table:formula="of:=[.D18]*4096" office:value-type="float" office:value="1835008" calcext:value-type="float">
            <text:p>1835008</text:p>
          </table:table-cell>
          <table:table-cell table:formula="of:=[.I18]/1024" office:value-type="float" office:value="1792" calcext:value-type="float">
            <text:p>1792</text:p>
          </table:table-cell>
          <table:table-cell table:formula="of:=DEC2HEX([.I18])" office:value-type="string" office:string-value="1C0000" calcext:value-type="string">
            <text:p>1C0000</text:p>
          </table:table-cell>
          <table:table-cell table:formula="of:=[.J18]/1024" office:value-type="float" office:value="1.75" calcext:value-type="float">
            <text:p>1.8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1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448" calcext:value-type="float">
            <text:p>448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112" calcext:value-type="float">
            <text:p>112</text:p>
          </table:table-cell>
          <table:table-cell table:formula="of:=[.G18]+([.D18]*4096)" office:value-type="float" office:value="1900544" calcext:value-type="float">
            <text:p>1900544</text:p>
          </table:table-cell>
          <table:table-cell table:formula="of:=DEC2HEX([.G20])" office:value-type="string" office:string-value="1D0000" calcext:value-type="string">
            <text:p>1D0000</text:p>
          </table:table-cell>
          <table:table-cell table:formula="of:=[.D20]*4096" office:value-type="float" office:value="1835008" calcext:value-type="float">
            <text:p>1835008</text:p>
          </table:table-cell>
          <table:table-cell table:formula="of:=[.I20]/1024" office:value-type="float" office:value="1792" calcext:value-type="float">
            <text:p>1792</text:p>
          </table:table-cell>
          <table:table-cell table:formula="of:=DEC2HEX([.I20])" office:value-type="string" office:string-value="1C0000" calcext:value-type="string">
            <text:p>1C0000</text:p>
          </table:table-cell>
          <table:table-cell table:formula="of:=[.J20]/1024" office:value-type="float" office:value="1.75" calcext:value-type="float">
            <text:p>1.8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112" calcext:value-type="float">
            <text:p>1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0" calcext:value-type="float">
            <text:p>0</text:p>
          </table:table-cell>
          <table:table-cell table:formula="of:=[.G20]+([.D20]*4096)" office:value-type="float" office:value="3735552" calcext:value-type="float">
            <text:p>3735552</text:p>
          </table:table-cell>
          <table:table-cell table:formula="of:=DEC2HEX([.G22])" office:value-type="string" office:string-value="390000" calcext:value-type="string">
            <text:p>390000</text:p>
          </table:table-cell>
          <table:table-cell table:formula="of:=[.D22]*4096" office:value-type="float" office:value="458752" calcext:value-type="float">
            <text:p>458752</text:p>
          </table:table-cell>
          <table:table-cell table:formula="of:=[.I22]/1024" office:value-type="float" office:value="448" calcext:value-type="float">
            <text:p>448</text:p>
          </table:table-cell>
          <table:table-cell table:formula="of:=DEC2HEX([.I22])" office:value-type="string" office:string-value="70000" calcext:value-type="string">
            <text:p>70000</text:p>
          </table:table-cell>
          <table:table-cell table:formula="of:=[.J22]/1024" office:value-type="float" office:value="0.4375" calcext:value-type="float">
            <text:p>0.4</text:p>
          </table:table-cell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37"/>
          <table:table-cell table:number-columns-repeated="1023"/>
        </table:table-row>
        <table:table-row table:style-name="ro3">
          <table:table-cell table:number-columns-repeated="15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2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3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Default" table:number-columns-repeated="15"/>
          <table:table-cell table:number-columns-repeated="1010"/>
        </table:table-row>
        <table:table-row table:style-name="ro3" table:number-rows-repeated="16">
          <table:table-cell table:style-name="ce9" table:number-columns-repeated="13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5"/>
          <table:table-cell table:number-columns-repeated="1010"/>
        </table:table-row>
        <table:table-row table:style-name="ro3">
          <table:table-cell/>
          <table:table-cell table:style-name="Default" table:number-columns-repeated="15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5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5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9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5:09:03.1407110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7-16T15:12:35.045121855</dc:date>
    <meta:editing-duration>P1DT5H59M37S</meta:editing-duration>
    <meta:editing-cycles>91</meta:editing-cycles>
    <meta:generator>LibreOffice/25.2.3.2$Linux_X86_64 LibreOffice_project/520$Build-2</meta:generator>
    <meta:document-statistic meta:table-count="1" meta:cell-count="144" meta:object-count="0"/>
  </office:meta>
</office:document-meta>
</file>